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166d7d" officeooo:paragraph-rsid="00166d7d"/>
    </style:style>
    <style:style style:name="P3" style:family="paragraph" style:parent-style-name="Table_20_Contents">
      <style:text-properties officeooo:rsid="00173424" officeooo:paragraph-rsid="00173424"/>
    </style:style>
    <style:style style:name="P4" style:family="paragraph" style:parent-style-name="Table_20_Contents">
      <style:text-properties officeooo:rsid="00187652" officeooo:paragraph-rsid="00187652"/>
    </style:style>
    <style:style style:name="P5" style:family="paragraph" style:parent-style-name="Table_20_Contents">
      <style:text-properties officeooo:rsid="0019b415" officeooo:paragraph-rsid="0019b415"/>
    </style:style>
    <style:style style:name="P6" style:family="paragraph" style:parent-style-name="Table_20_Contents">
      <style:text-properties officeooo:rsid="001e7540" officeooo:paragraph-rsid="001e7540"/>
    </style:style>
    <style:style style:name="P7" style:family="paragraph" style:parent-style-name="Table_20_Contents">
      <style:text-properties officeooo:rsid="001f6c61" officeooo:paragraph-rsid="001f6c61"/>
    </style:style>
    <style:style style:name="T1" style:family="text">
      <style:text-properties officeooo:rsid="00187652"/>
    </style:style>
    <style:style style:name="T2" style:family="text">
      <style:text-properties officeooo:rsid="0019b415"/>
    </style:style>
    <style:style style:name="T3" style:family="text">
      <style:text-properties officeooo:rsid="001d0cb4"/>
    </style:style>
    <style:style style:name="T4" style:family="text">
      <style:text-properties officeooo:rsid="001f6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を学生として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4">1，学生がkindai mail を取得している．</text:p>
            <text:p text:style-name="P2"><text:span text:style-name="T1">2</text:span>．webブラウザが起動されている．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2">1．アクターが，トップページのURLにアクセスする．</text:p>
            <text:p text:style-name="P2">2．システムが，トップページを表示する．</text:p>
            <text:p text:style-name="P2">3，アクターが，「登録はこちら」とかかれたリンクにアクセスする．</text:p>
            <text:p text:style-name="P2">4，システムが，登録ページを表示する．</text:p>
            <text:p text:style-name="P2">5，アクターが，「<text:span text:style-name="T3">id</text:span>」フィールドにログインIDを入力する．</text:p>
            <text:p text:style-name="P2">6，アクターが，「password」フィールドにパスワードを入力する．</text:p>
            <text:p text:style-name="P4">7，アクターが，「mail」フィールドにkindai.ac.jpドメインのメールアドレスを入力する．</text:p>
            <text:p text:style-name="P3"><text:span text:style-name="T2">8</text:span>，アクターが，「登録」ボタンを押下する．</text:p>
            <text:p text:style-name="P4"><text:span text:style-name="T2">9</text:span>，システムが仮登録完了のページを表示する．</text:p>
            <text:p text:style-name="P5">10，アクターがメールを確認する．</text:p>
            <text:p text:style-name="P5">11，アクターがメールの本登録のリンクにアクセスする．</text:p>
            <text:p text:style-name="P5">12，システムが登録完了ページを表示する．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5">1．登録完了ページを表示する．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5">1，トップページ</text:p>
            <text:p text:style-name="P5">　　○　本アプリケーションのタイトルを表示する．</text:p>
            <text:p text:style-name="P5">　　○　ログインIDの入力するためのフィールドを表示する．</text:p>
            <text:p text:style-name="P5">　　○　パスワードを入力するためのフィールドを表示する．</text:p>
            <text:p text:style-name="P5">　　○　ログインするための「ログイン」ボタンを表示する．</text:p>
            <text:p text:style-name="P6">2，登録ページ</text:p>
            <text:p text:style-name="P6">　　○　本アプリケーションのタイトルを表示する．</text:p>
            <text:p text:style-name="P6">　　○　ログインIDの入力するための「<text:span text:style-name="T4">id」</text:span>フィールドを表示する．</text:p>
            <text:p text:style-name="P6">　　○　パスワードを入力するための「<text:span text:style-name="T4">password」</text:span>フィールドを表示する．</text:p>
            <text:p text:style-name="P6">　　○　メールアドレスを入力するため「<text:span text:style-name="T4">mail」</text:span>のフィールドを表示する．</text:p>
            <text:p text:style-name="P6">　　○　「登録」ボタンを表示する．</text:p>
            <text:p text:style-name="P7">3，仮登録ページ</text:p>
            <text:p text:style-name="P7">　　○　本アプリケーションのタイトルを表示する．</text:p>
            <text:p text:style-name="P7">　　○　メールアドレスに確認メールが送られることを表示する．</text:p>
            <text:p text:style-name="P7">4，登録完了ページ</text:p>
            <text:p text:style-name="P7">　　○　本アプリケーションのタイトルを表示する．</text:p>
            <text:p text:style-name="P7">　　○　登録が完了したことを表示する．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00:12:05.408637000</dc:date>
    <meta:editing-duration>PT12M31S</meta:editing-duration>
    <meta:editing-cycles>2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40" meta:word-count="712" meta:character-count="804" meta:non-whitespace-character-count="763"/>
  </office:meta>
</office:document-meta>
</file>